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 style:list-style-name="L1">
      <style:paragraph-properties fo:text-align="start" style:justify-single-word="false"/>
      <style:text-properties style:text-line-through-style="solid"/>
    </style:style>
    <style:style style:name="P5" style:family="paragraph" style:parent-style-name="Text_20_body" style:list-style-name="L1">
      <style:paragraph-properties fo:text-align="start" style:justify-single-word="false"/>
      <style:text-properties style:text-line-through-style="solid"/>
    </style:style>
    <style:style style:name="P6" style:family="paragraph" style:parent-style-name="Text_20_body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odo Marcel:</text:h>
      <text:p text:style-name="P1"/>
      <text:list text:style-name="L1">
        <text:list-item>
          <text:p text:style-name="P4">Termin Frau Endsuleit wegen Fachfremder Diplomarbeit</text:p>
        </text:list-item>
        <text:list-item>
          <text:p text:style-name="P4">Dokumente für Dillmann zusammenstellen</text:p>
        </text:list-item>
        <text:list-item>
          <text:p text:style-name="P4">Anmelden</text:p>
        </text:list-item>
        <text:list-item>
          <text:p text:style-name="P4">Kommandos empfangen in MANV-Firmware</text:p>
        </text:list-item>
        <text:list-item>
          <text:p text:style-name="P6">Integrationstermin Marcel &amp; Jan</text:p>
        </text:list-item>
        <text:list-item>
          <text:p text:style-name="P4">LEDs in MANV-Firmware</text:p>
        </text:list-item>
        <text:list-item>
          <text:p text:style-name="P6">Powermanagement (über RTS/CTS)</text:p>
        </text:list-item>
        <text:list-item>
          <text:p text:style-name="P4">Mute-Funktion in Firmware</text:p>
        </text:list-item>
        <text:list-item>
          <text:p text:style-name="P4">Piezzo-Summer</text:p>
        </text:list-item>
        <text:list-item>
          <text:p text:style-name="P6">Entwurf von Demo-HW mit integriertem ADUC</text:p>
        </text:list-item>
        <text:list-item>
          <text:p text:style-name="P6">Integrationstermin Daniel &amp; Marcel</text:p>
        </text:list-item>
        <text:list-item>
          <text:p text:style-name="P6">Bau eines Prototypen der Demo-HW</text:p>
        </text:list-item>
        <text:list-item>
          <text:p text:style-name="P6">Integrationstermin Jan &amp; Marcel</text:p>
        </text:list-item>
        <text:list-item>
          <text:p text:style-name="P6">Termin bei Dillmann</text:p>
        </text:list-item>
        <text:list-item>
          <text:p text:style-name="P6">Bau von 10 Demo-Knoten, 2 Routern und 2 USB-Sticks</text:p>
        </text:list-item>
        <text:list-item>
          <text:p text:style-name="P6">Reichweitentests</text:p>
        </text:list-item>
        <text:list-item>
          <text:p text:style-name="P6">Stromtests</text:p>
        </text:list-item>
        <text:list-item>
          <text:p text:style-name="P6">Einarbeitung evtl. Optimierungen</text:p>
        </text:list-item>
        <text:list-item>
          <text:p text:style-name="P6">Ausarbeitung</text:p>
        </text:list-item>
        <text:list-item>
          <text:p text:style-name="P6">Vortrag IBT</text:p>
        </text:list-item>
        <text:list-item>
          <text:p text:style-name="P6">Vortrag IAIM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cel Noe</meta:initial-creator>
    <meta:creation-date>2010-03-21T19:32:58</meta:creation-date>
    <dc:date>2010-05-18T12:05:59</dc:date>
    <meta:editing-cycles>11</meta:editing-cycles>
    <meta:editing-duration>PT20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78" meta:character-count="566"/>
  </office:meta>
</office:document-meta>
</file>